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eeeee" draw:textarea-horizontal-align="justify" draw:textarea-vertical-align="top" draw:auto-grow-height="false"/>
    </style:style>
    <style:style style:name="gr2" style:family="graphic" style:parent-style-name="standard">
      <style:graphic-properties draw:fill="solid" draw:fill-color="#dddddd" draw:textarea-horizontal-align="justify" draw:textarea-vertical-align="top" draw:auto-grow-height="false"/>
    </style:style>
    <style:style style:name="gr3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4" style:family="graphic" style:parent-style-name="standard">
      <style:graphic-properties draw:marker-start="" draw:fill="solid" draw:fill-color="#ffcc99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eeeeee" draw:textarea-horizontal-align="justify" draw:textarea-vertical-align="middle" draw:auto-grow-height="false"/>
    </style:style>
    <style:style style:name="gr7" style:family="graphic" style:parent-style-name="objectwithoutfill">
      <style:graphic-properties draw:marker-start="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9.136cm" svg:height="13.6cm" svg:x="19.264cm" svg:y="1.1cm">
            <text:p text:style-name="P1">Data Tier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9.136cm" svg:height="13.6cm" svg:x="1.1cm" svg:y="1.1cm">
            <text:p text:style-name="P1">Presentation Tier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9.137cm" svg:height="13.6cm" svg:x="10.236cm" svg:y="1.1cm">
            <text:p text:style-name="P1">Logic Tier</text:p>
            <draw:enhanced-geometry svg:viewBox="0 0 21600 21600" draw:type="rectangle" draw:enhanced-path="M 0 0 L 21600 0 21600 21600 0 21600 0 0 Z N"/>
          </draw:custom-shape>
        </draw:g>
        <draw:custom-shape draw:style-name="gr3" draw:text-style-name="P1" draw:layer="layout" svg:width="3.682cm" svg:height="3.206cm" svg:x="3.831cm" svg:y="10.6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682cm" svg:height="3.206cm" svg:x="3.831cm" svg:y="6.563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682cm" svg:height="3.206cm" svg:x="3.831cm" svg:y="2.644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682cm" svg:height="3.206cm" svg:x="13.331cm" svg:y="2.644cm">
          <text:p text:style-name="P1">Brok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3.682cm" svg:height="3.206cm" svg:x="13.331cm" svg:y="6.625cm">
          <text:p text:style-name="P1">Broker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682cm" svg:height="3.206cm" svg:x="13.331cm" svg:y="10.544cm">
          <text:p text:style-name="P1">Broker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106cm" svg:height="6.057cm" svg:x="21.05cm" svg:y="7.156cm">
          <text:p text:style-name="P1">Databas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7" draw:text-style-name="P1" draw:layer="layout" svg:x1="17.013cm" svg:y1="4.306cm" svg:x2="21.051cm" svg:y2="10.006cm">
          <text:p/>
        </draw:line>
        <draw:line draw:style-name="gr7" draw:text-style-name="P1" draw:layer="layout" svg:x1="17.013cm" svg:y1="8.106cm" svg:x2="21.051cm" svg:y2="10.481cm">
          <text:p/>
        </draw:line>
        <draw:line draw:style-name="gr7" draw:text-style-name="P1" draw:layer="layout" svg:x1="17.013cm" svg:y1="11.906cm" svg:x2="21.051cm" svg:y2="11.431cm">
          <text:p/>
        </draw:line>
        <draw:line draw:style-name="gr7" draw:text-style-name="P1" draw:layer="layout" svg:x1="7.513cm" svg:y1="4.307cm" svg:x2="13.332cm" svg:y2="4.188cm">
          <text:p/>
        </draw:line>
        <draw:line draw:style-name="gr7" draw:text-style-name="P1" draw:layer="layout" svg:x1="7.513cm" svg:y1="8.463cm" svg:x2="13.3cm" svg:y2="8.3cm">
          <text:p/>
        </draw:line>
        <draw:line draw:style-name="gr7" draw:text-style-name="P1" draw:layer="layout" svg:x1="7.513cm" svg:y1="12.263cm" svg:x2="13.4cm" svg:y2="12.2cm">
          <text:p/>
        </draw:line>
        <draw:custom-shape draw:style-name="gr3" draw:text-style-name="P1" draw:layer="layout" svg:width="3.682cm" svg:height="3.206cm" svg:x="4.031cm" svg:y="2.844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682cm" svg:height="3.206cm" svg:x="4.231cm" svg:y="3.044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682cm" svg:height="3.206cm" svg:x="4.031cm" svg:y="6.763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682cm" svg:height="3.206cm" svg:x="4.231cm" svg:y="6.963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682cm" svg:height="3.206cm" svg:x="4.031cm" svg:y="10.8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682cm" svg:height="3.206cm" svg:x="4.231cm" svg:y="11cm">
          <text:p text:style-name="P1">Clien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20T08:22:14.079000000</meta:creation-date>
    <dc:date>2013-10-16T21:22:35.702000000</dc:date>
    <meta:editing-duration>PT11M4S</meta:editing-duration>
    <meta:editing-cycles>14</meta:editing-cycles>
    <meta:generator>LibreOffice/4.1.1.2$Windows_x86 LibreOffice_project/7e4286b58adc75a14f6d83f53a03b6c11fa2903</meta:generator>
    <meta:document-statistic meta:object-count="23"/>
  </office:meta>
</office:document-meta>
</file>